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ckJsServiceTests.handleInfo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ckJsServiceTests.handleIframeRequestNo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JsServiceTests.validate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ockJsServiceTests.handleInfoOptionsWithForbiddenOri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ockJsServiceTests.handleInfoOptionsWithAllowedOri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ockJsServiceTests.handleInfoGetWithOri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ockJsServiceTests.handleIframe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ckJsServiceTests.handleInfoOptionsWithOriginAndCorsHeaders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ockJsServiceTests.handleInfo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ockJsServiceTests.resetResponseAndHandleRequest( String httpMethod , String uri , HttpStatus http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JsServiceTests.handleInfoGetCors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SockJsService.TestSockJsService( TaskScheduler schedu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JsServiceTests.handleRequest( String httpMethod , String uri , HttpStatus http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ckJsServiceTests.handleInfoGetWildflyN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SockJsService.handleTransportRequest( ServerHttpRequest req , ServerHttpResponse res , WebSocketHandler handler , String sessionId , String trans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JsServiceTests.handleEmpty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ckJsServiceTests.handleRawWebSock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SockJsService.handleRawWebSocketRequest( ServerHttpRequest req , ServerHttpResponse res , WebSocke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